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3054" calcext:value-type="float">
            <text:p>13054</text:p>
          </table:table-cell>
          <table:table-cell table:formula="of:=SUM([.F2:.F163])" office:value-type="float" office:value="77" calcext:value-type="float">
            <text:p>77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3750" calcext:value-type="float">
            <text:p>23750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7])" office:value-type="float" office:value="46" calcext:value-type="float">
            <text:p>46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7])" office:value-type="float" office:value="23750" calcext:value-type="float">
            <text:p>23750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9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0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1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2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3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24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25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26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7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8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9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0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1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2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33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34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5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6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7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8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9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0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1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2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43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44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5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6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7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22:53:11.2976305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5T22:53:28.154831098</dc:date>
    <meta:editing-duration>PT7H11M26S</meta:editing-duration>
    <meta:editing-cycles>57</meta:editing-cycles>
    <meta:generator>LibreOffice/4.3.3.2$Linux_X86_64 LibreOffice_project/430m0$Build-2</meta:generator>
    <dc:creator>Marcelo Diniz</dc:creator>
    <meta:document-statistic meta:table-count="3" meta:cell-count="17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Cálculos.H165:Cálculos.H165 Cálculos.F165:Cálculos.F165</svg:desc>
                </draw:g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3054">
                <text:p>13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